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History" style:family="table">
      <style:table-properties style:width="17cm" table:align="margins"/>
    </style:style>
    <style:style style:name="History.A" style:family="table-column">
      <style:table-column-properties style:column-width="8.5cm" style:rel-column-width="32767*"/>
    </style:style>
    <style:style style:name="History.B" style:family="table-column">
      <style:table-column-properties style:column-width="8.5cm" style:rel-column-width="32768*"/>
    </style:style>
    <style:style style:name="History.A1" style:family="table-cell">
      <style:table-cell-properties fo:padding="0.097cm" fo:border-left="0.05pt solid #000000" fo:border-right="none" fo:border-top="0.05pt solid #000000" fo:border-bottom="none"/>
    </style:style>
    <style:style style:name="History.B1" style:family="table-cell">
      <style:table-cell-properties fo:padding="0.097cm" fo:border-left="0.05pt solid #000000" fo:border-right="0.05pt solid #000000" fo:border-top="0.05pt solid #000000" fo:border-bottom="none"/>
    </style:style>
    <style:style style:name="History.A2" style:family="table-cell">
      <style:table-cell-properties fo:padding="0.097cm" fo:border-left="0.05pt solid #000000" fo:border-right="none" fo:border-top="none" fo:border-bottom="0.05pt solid #000000"/>
    </style:style>
    <style:style style:name="History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759cm" fo:margin-left="1.254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2.302cm"/>
    </style:style>
    <style:style style:name="Table1.C" style:family="table-column">
      <style:table-column-properties style:column-width="7.95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679cm" fo:margin-left="1.334cm" table:align="left"/>
    </style:style>
    <style:style style:name="Table2.A" style:family="table-column">
      <style:table-column-properties style:column-width="4.71cm"/>
    </style:style>
    <style:style style:name="Table2.B" style:family="table-column">
      <style:table-column-properties style:column-width="2.884cm"/>
    </style:style>
    <style:style style:name="Table2.C" style:family="table-column">
      <style:table-column-properties style:column-width="8.08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5.822cm" fo:margin-left="1.201cm" table:align="left"/>
    </style:style>
    <style:style style:name="Tabelle1.A" style:family="table-column">
      <style:table-column-properties style:column-width="3.307cm"/>
    </style:style>
    <style:style style:name="Tabelle1.B" style:family="table-column">
      <style:table-column-properties style:column-width="3.069cm"/>
    </style:style>
    <style:style style:name="Tabelle1.C" style:family="table-column">
      <style:table-column-properties style:column-width="9.44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-left="0.05pt solid #000000" fo:border-right="none" fo:border-top="none" fo:border-bottom="0.05pt solid #000000"/>
    </style:style>
    <style:style style:name="Tabelle1.C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" style:family="table-cell">
      <style:table-cell-properties fo:padding="0.097cm" fo:border="0.05pt solid #000000"/>
    </style:style>
    <style:style style:name="Table8" style:family="table">
      <style:table-properties style:width="15.822cm" fo:margin-left="1.201cm" table:align="left"/>
    </style:style>
    <style:style style:name="Table8.A" style:family="table-column">
      <style:table-column-properties style:column-width="3.307cm"/>
    </style:style>
    <style:style style:name="Table8.B" style:family="table-column">
      <style:table-column-properties style:column-width="3.069cm"/>
    </style:style>
    <style:style style:name="Table8.C" style:family="table-column">
      <style:table-column-properties style:column-width="9.446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-left="0.05pt solid #000000" fo:border-right="none" fo:border-top="none" fo:border-bottom="0.05pt solid #000000"/>
    </style:style>
    <style:style style:name="Table8.C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2" style:family="table-cell">
      <style:table-cell-properties fo:padding="0.097cm" fo:border="0.05pt solid #000000"/>
    </style:style>
    <style:style style:name="Table9" style:family="table">
      <style:table-properties style:width="15.822cm" fo:margin-left="1.201cm" table:align="left"/>
    </style:style>
    <style:style style:name="Table9.A" style:family="table-column">
      <style:table-column-properties style:column-width="3.307cm"/>
    </style:style>
    <style:style style:name="Table9.B" style:family="table-column">
      <style:table-column-properties style:column-width="3.069cm"/>
    </style:style>
    <style:style style:name="Table9.C" style:family="table-column">
      <style:table-column-properties style:column-width="9.44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-left="0.05pt solid #000000" fo:border-right="none" fo:border-top="none" fo:border-bottom="0.05pt solid #000000"/>
    </style:style>
    <style:style style:name="Table9.C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fo:padding="0.097cm" fo:border="0.05pt solid #000000"/>
    </style:style>
    <style:style style:name="Table10" style:family="table">
      <style:table-properties style:width="15.822cm" fo:margin-left="1.201cm" table:align="left"/>
    </style:style>
    <style:style style:name="Table10.A" style:family="table-column">
      <style:table-column-properties style:column-width="3.307cm"/>
    </style:style>
    <style:style style:name="Table10.B" style:family="table-column">
      <style:table-column-properties style:column-width="3.069cm"/>
    </style:style>
    <style:style style:name="Table10.C" style:family="table-column">
      <style:table-column-properties style:column-width="9.446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-left="0.05pt solid #000000" fo:border-right="none" fo:border-top="none" fo:border-bottom="0.05pt solid #000000"/>
    </style:style>
    <style:style style:name="Table10.C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2" style:family="table-cell">
      <style:table-cell-properties fo:padding="0.097cm" fo:border="0.05pt solid #000000"/>
    </style:style>
    <style:style style:name="Table11" style:family="table">
      <style:table-properties style:width="15.822cm" fo:margin-left="1.201cm" table:align="left"/>
    </style:style>
    <style:style style:name="Table11.A" style:family="table-column">
      <style:table-column-properties style:column-width="3.307cm"/>
    </style:style>
    <style:style style:name="Table11.B" style:family="table-column">
      <style:table-column-properties style:column-width="3.069cm"/>
    </style:style>
    <style:style style:name="Table11.C" style:family="table-column">
      <style:table-column-properties style:column-width="9.446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-left="0.05pt solid #000000" fo:border-right="none" fo:border-top="none" fo:border-bottom="0.05pt solid #000000"/>
    </style:style>
    <style:style style:name="Table11.C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4" style:family="table-cell">
      <style:table-cell-properties fo:padding="0.097cm" fo:border="0.05pt solid #000000"/>
    </style:style>
    <style:style style:name="Table12" style:family="table">
      <style:table-properties style:width="15.822cm" fo:margin-left="1.201cm" table:align="left"/>
    </style:style>
    <style:style style:name="Table12.A" style:family="table-column">
      <style:table-column-properties style:column-width="3.307cm"/>
    </style:style>
    <style:style style:name="Table12.B" style:family="table-column">
      <style:table-column-properties style:column-width="3.784cm"/>
    </style:style>
    <style:style style:name="Table12.C" style:family="table-column">
      <style:table-column-properties style:column-width="8.731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-left="0.05pt solid #000000" fo:border-right="none" fo:border-top="none" fo:border-bottom="0.05pt solid #000000"/>
    </style:style>
    <style:style style:name="Table12.C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6" style:family="table-cell">
      <style:table-cell-properties fo:padding="0.097cm" fo:border="0.05pt solid #000000"/>
    </style:style>
    <style:style style:name="Tabelle2" style:family="table">
      <style:table-properties style:width="15.822cm" fo:margin-left="1.201cm" table:align="left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6.297cm"/>
    </style:style>
    <style:style style:name="Tabelle2.C" style:family="table-column">
      <style:table-column-properties style:column-width="6.218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-left="0.05pt solid #000000" fo:border-right="none" fo:border-top="none" fo:border-bottom="0.05pt solid #000000"/>
    </style:style>
    <style:style style:name="Tabelle2.C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4" style:family="table-cell">
      <style:table-cell-properties fo:padding="0.097cm" fo:border="0.05pt solid #000000"/>
    </style:style>
    <style:style style:name="P1" style:family="paragraph" style:parent-style-name="Standard">
      <style:text-properties fo:language="de" fo:country="DE" officeooo:rsid="001acebd" officeooo:paragraph-rsid="001acebd"/>
    </style:style>
    <style:style style:name="P2" style:family="paragraph" style:parent-style-name="Standard">
      <style:text-properties fo:language="de" fo:country="DE" officeooo:rsid="001acebd" officeooo:paragraph-rsid="001c0359"/>
    </style:style>
    <style:style style:name="P3" style:family="paragraph" style:parent-style-name="Standard">
      <style:text-properties fo:language="de" fo:country="DE" officeooo:rsid="001acebd" officeooo:paragraph-rsid="00765781"/>
    </style:style>
    <style:style style:name="P4" style:family="paragraph" style:parent-style-name="Standard">
      <style:text-properties fo:language="de" fo:country="DE" officeooo:rsid="001acebd" officeooo:paragraph-rsid="00230ce6"/>
    </style:style>
    <style:style style:name="P5" style:family="paragraph" style:parent-style-name="Standard">
      <style:text-properties fo:language="de" fo:country="DE" officeooo:rsid="001cee6b" officeooo:paragraph-rsid="001acebd"/>
    </style:style>
    <style:style style:name="P6" style:family="paragraph" style:parent-style-name="Standard">
      <style:text-properties fo:language="de" fo:country="DE" officeooo:rsid="0097d5f5" officeooo:paragraph-rsid="0097d5f5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ize="14pt" fo:language="de" fo:country="DE" officeooo:rsid="006baef2" officeooo:paragraph-rsid="006baef2" style:font-size-asian="14pt" style:font-size-complex="14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size="14pt" fo:language="de" fo:country="DE" officeooo:rsid="001acebd" officeooo:paragraph-rsid="0073a6a4" style:font-size-asian="14pt" style:font-size-complex="14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size="14pt" fo:language="de" fo:country="DE" officeooo:rsid="001acebd" officeooo:paragraph-rsid="005d83bf" style:font-size-asian="14pt" style:font-size-complex="14pt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size="14pt" fo:language="de" fo:country="DE" officeooo:rsid="001acebd" officeooo:paragraph-rsid="001c0359" style:font-size-asian="14pt" style:font-size-complex="14pt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language="de" fo:country="DE" officeooo:rsid="001acebd" officeooo:paragraph-rsid="001c0359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language="de" fo:country="DE" officeooo:rsid="001acebd" officeooo:paragraph-rsid="00964e74"/>
    </style:style>
    <style:style style:name="P13" style:family="paragraph" style:parent-style-name="Text_20_body">
      <style:paragraph-properties fo:margin-left="1.251cm" fo:margin-right="0cm" fo:text-indent="0cm" style:auto-text-indent="false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fo:font-size="14pt" fo:language="de" fo:country="DE" style:font-size-asian="14pt" style:font-size-complex="14pt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fo:font-size="14pt" fo:language="de" fo:country="DE" officeooo:paragraph-rsid="006edd9e" style:font-size-asian="14pt" style:font-size-complex="14pt"/>
    </style:style>
    <style:style style:name="P16" style:family="paragraph" style:parent-style-name="Text_20_body">
      <style:paragraph-properties fo:margin-left="1.251cm" fo:margin-right="0cm" fo:text-indent="0cm" style:auto-text-indent="false"/>
      <style:text-properties fo:font-size="14pt" officeooo:rsid="00a2c4ba" officeooo:paragraph-rsid="00a2c4ba" style:font-size-asian="14pt" style:font-size-complex="14pt"/>
    </style:style>
    <style:style style:name="P17" style:family="paragraph" style:parent-style-name="Text_20_body">
      <style:paragraph-properties fo:margin-left="1.251cm" fo:margin-right="0cm" fo:text-indent="0cm" style:auto-text-indent="false"/>
      <style:text-properties officeooo:paragraph-rsid="009cdb21"/>
    </style:style>
    <style:style style:name="P18" style:family="paragraph" style:parent-style-name="Text_20_body">
      <style:paragraph-properties fo:margin-left="1.251cm" fo:margin-right="0cm" fo:text-indent="0cm" style:auto-text-indent="false" fo:padding="0.049cm" fo:border="0.06pt solid #000000" style:shadow="none"/>
      <style:text-properties fo:font-size="14pt" officeooo:paragraph-rsid="00a2c4ba" style:font-size-asian="14pt" style:font-size-complex="14pt"/>
    </style:style>
    <style:style style:name="P19" style:family="paragraph" style:parent-style-name="Text_20_body">
      <style:paragraph-properties fo:margin-left="1.251cm" fo:margin-right="0cm" fo:text-indent="0cm" style:auto-text-indent="false" fo:padding="0.049cm" fo:border="0.06pt solid #000000" style:shadow="none"/>
      <style:text-properties fo:font-size="14pt" officeooo:rsid="00a2c4ba" officeooo:paragraph-rsid="00a2c4ba" style:font-size-asian="14pt" style:font-size-complex="14pt"/>
    </style:style>
    <style:style style:name="P20" style:family="paragraph" style:parent-style-name="Text_20_body">
      <style:paragraph-properties fo:margin-left="1.251cm" fo:margin-right="0cm" fo:text-indent="0cm" style:auto-text-indent="false" fo:padding="0.049cm" fo:border="0.06pt solid #000000" style:shadow="none"/>
      <style:text-properties fo:font-size="14pt" officeooo:rsid="00a4b7c0" officeooo:paragraph-rsid="00a4b7c0" style:font-size-asian="14pt" style:font-size-complex="14pt"/>
    </style:style>
    <style:style style:name="P21" style:family="paragraph" style:parent-style-name="Text_20_body">
      <style:paragraph-properties fo:margin-left="1.251cm" fo:margin-right="0cm" fo:text-indent="0cm" style:auto-text-indent="false" fo:padding="0.049cm" fo:border="none" style:shadow="none"/>
      <style:text-properties fo:font-size="14pt" officeooo:rsid="00a2c4ba" officeooo:paragraph-rsid="00a3b291" style:font-size-asian="14pt" style:font-size-complex="14pt"/>
    </style:style>
    <style:style style:name="P22" style:family="paragraph" style:parent-style-name="Table_20_Contents">
      <style:paragraph-properties fo:margin-left="1.251cm" fo:margin-right="0cm" fo:text-indent="0cm" style:auto-text-indent="false"/>
      <style:text-properties style:font-name="Bitstream Vera Sans Mono"/>
    </style:style>
    <style:style style:name="P23" style:family="paragraph" style:parent-style-name="Table_20_Contents">
      <style:paragraph-properties fo:margin-left="1.251cm" fo:margin-right="0cm" fo:text-indent="0cm" style:auto-text-indent="false"/>
      <style:text-properties style:font-name="Bitstream Vera Sans"/>
    </style:style>
    <style:style style:name="P24" style:family="paragraph" style:parent-style-name="Table_20_Contents">
      <style:paragraph-properties fo:margin-left="1.251cm" fo:margin-right="0cm" fo:text-indent="0cm" style:auto-text-indent="false"/>
      <style:text-properties style:font-name="Bitstream Vera Sans" officeooo:paragraph-rsid="009a407f"/>
    </style:style>
    <style:style style:name="P25" style:family="paragraph" style:parent-style-name="Table_20_Contents">
      <style:paragraph-properties fo:margin-left="1.251cm" fo:margin-right="0cm" fo:text-indent="0cm" style:auto-text-indent="false"/>
      <style:text-properties style:font-name="Bitstream Vera Sans" officeooo:paragraph-rsid="009c7382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1acebd" officeooo:paragraph-rsid="0070a509" style:font-size-asian="14pt" style:font-size-complex="14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1acebd" officeooo:paragraph-rsid="006037d0" style:font-size-asian="14pt" style:font-size-complex="14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1acebd" officeooo:paragraph-rsid="0061b21f" style:font-size-asian="14pt" style:font-size-complex="14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1acebd" officeooo:paragraph-rsid="00592235" style:font-size-asian="14pt" style:font-size-complex="14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4pt" fo:language="de" fo:country="DE" officeooo:rsid="001acebd" officeooo:paragraph-rsid="005b0aa4" style:font-size-asian="14pt" style:font-size-complex="14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70a509" officeooo:paragraph-rsid="0070a509" style:font-size-asian="14pt" style:font-size-complex="14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70a509" officeooo:paragraph-rsid="00964e74" style:font-size-asian="14pt" style:font-size-complex="14pt"/>
    </style:style>
    <style:style style:name="P33" style:family="paragraph" style:parent-style-name="Text_20_body">
      <style:text-properties fo:language="de" fo:country="DE"/>
    </style:style>
    <style:style style:name="P34" style:family="paragraph" style:parent-style-name="Text_20_body">
      <style:text-properties fo:language="de" fo:country="DE" officeooo:rsid="003d8204" officeooo:paragraph-rsid="003d8204"/>
    </style:style>
    <style:style style:name="P35" style:family="paragraph" style:parent-style-name="Title">
      <style:text-properties fo:language="de" fo:country="DE" officeooo:rsid="003d8204" officeooo:paragraph-rsid="003d8204"/>
    </style:style>
    <style:style style:name="P36" style:family="paragraph" style:parent-style-name="Table_20_Contents">
      <style:text-properties fo:font-size="14pt" fo:language="de" fo:country="DE" style:font-size-asian="10.5pt"/>
    </style:style>
    <style:style style:name="P37" style:family="paragraph" style:parent-style-name="Table_20_Contents">
      <style:text-properties fo:font-size="14pt" fo:language="de" fo:country="DE" officeooo:rsid="004b6d66" officeooo:paragraph-rsid="004b6d66" style:font-size-asian="10.5pt"/>
    </style:style>
    <style:style style:name="P38" style:family="paragraph" style:parent-style-name="Table_20_Contents">
      <style:text-properties fo:font-size="14pt" fo:language="de" fo:country="DE" officeooo:rsid="004ac4cc" officeooo:paragraph-rsid="004ac4cc" style:font-size-asian="10.5pt"/>
    </style:style>
    <style:style style:name="P39" style:family="paragraph" style:parent-style-name="Table_20_Contents">
      <style:text-properties fo:font-size="14pt" fo:language="de" fo:country="DE" style:font-size-asian="14pt" style:font-size-complex="14pt"/>
    </style:style>
    <style:style style:name="P40" style:family="paragraph" style:parent-style-name="Table_20_Contents">
      <style:text-properties fo:font-size="14pt" fo:language="de" fo:country="DE" officeooo:rsid="004b6d66" officeooo:paragraph-rsid="004b6d66" style:font-size-asian="14pt" style:font-size-complex="14pt"/>
    </style:style>
    <style:style style:name="P41" style:family="paragraph" style:parent-style-name="Table_20_Contents">
      <style:text-properties fo:font-size="14pt" fo:language="de" fo:country="DE" officeooo:rsid="005b0aa4" officeooo:paragraph-rsid="005b0aa4" style:font-size-asian="14pt" style:font-size-complex="14pt"/>
    </style:style>
    <style:style style:name="P42" style:family="paragraph" style:parent-style-name="Table_20_Contents">
      <style:text-properties fo:font-size="14pt" fo:language="de" fo:country="DE" officeooo:rsid="005b0aa4" officeooo:paragraph-rsid="005d83bf" style:font-size-asian="14pt" style:font-size-complex="14pt"/>
    </style:style>
    <style:style style:name="P43" style:family="paragraph" style:parent-style-name="Table_20_Contents">
      <style:text-properties fo:font-size="14pt" fo:language="de" fo:country="DE" officeooo:rsid="005b0aa4" officeooo:paragraph-rsid="00964e74" style:font-size-asian="14pt" style:font-size-complex="14pt"/>
    </style:style>
    <style:style style:name="P44" style:family="paragraph" style:parent-style-name="Table_20_Contents">
      <style:text-properties fo:font-size="14pt" fo:language="de" fo:country="DE" officeooo:rsid="007d0617" officeooo:paragraph-rsid="007d0617" style:font-size-asian="14pt" style:font-size-complex="14pt"/>
    </style:style>
    <style:style style:name="P45" style:family="paragraph" style:parent-style-name="Table_20_Contents">
      <style:text-properties fo:font-size="14pt" fo:language="de" fo:country="DE" officeooo:rsid="007d0617" officeooo:paragraph-rsid="00859076" style:font-size-asian="14pt" style:font-size-complex="14pt"/>
    </style:style>
    <style:style style:name="P46" style:family="paragraph" style:parent-style-name="Table_20_Contents">
      <style:text-properties fo:font-size="14pt" fo:language="de" fo:country="DE" officeooo:rsid="007d0617" officeooo:paragraph-rsid="008b2514" style:font-size-asian="14pt" style:font-size-complex="14pt"/>
    </style:style>
    <style:style style:name="P47" style:family="paragraph" style:parent-style-name="Table_20_Contents">
      <style:text-properties fo:font-size="14pt" fo:language="de" fo:country="DE" officeooo:rsid="007d0617" officeooo:paragraph-rsid="00923be0" style:font-size-asian="14pt" style:font-size-complex="14pt"/>
    </style:style>
    <style:style style:name="P48" style:family="paragraph" style:parent-style-name="Table_20_Contents">
      <style:text-properties fo:font-size="14pt" fo:language="de" fo:country="DE" officeooo:rsid="007d0617" officeooo:paragraph-rsid="00939a12" style:font-size-asian="14pt" style:font-size-complex="14pt"/>
    </style:style>
    <style:style style:name="P49" style:family="paragraph" style:parent-style-name="Table_20_Contents">
      <style:text-properties fo:font-size="14pt" fo:language="de" fo:country="DE" officeooo:rsid="007d0617" officeooo:paragraph-rsid="009462af" style:font-size-asian="14pt" style:font-size-complex="14pt"/>
    </style:style>
    <style:style style:name="P50" style:family="paragraph" style:parent-style-name="Table_20_Contents">
      <style:text-properties fo:font-size="14pt" fo:language="de" fo:country="DE" officeooo:rsid="008058c3" officeooo:paragraph-rsid="008058c3" style:font-size-asian="14pt" style:font-size-complex="14pt"/>
    </style:style>
    <style:style style:name="P51" style:family="paragraph" style:parent-style-name="Table_20_Contents">
      <style:text-properties fo:font-size="14pt" fo:language="de" fo:country="DE" officeooo:rsid="00821e20" officeooo:paragraph-rsid="00821e20" style:font-size-asian="14pt" style:font-size-complex="14pt"/>
    </style:style>
    <style:style style:name="P52" style:family="paragraph" style:parent-style-name="Table_20_Contents">
      <style:text-properties fo:font-size="14pt" fo:language="de" fo:country="DE" officeooo:rsid="00821e20" officeooo:paragraph-rsid="008c3d96" style:font-size-asian="14pt" style:font-size-complex="14pt"/>
    </style:style>
    <style:style style:name="P53" style:family="paragraph" style:parent-style-name="Table_20_Contents">
      <style:text-properties fo:font-size="14pt" fo:language="de" fo:country="DE" officeooo:rsid="00821e20" officeooo:paragraph-rsid="008e0c3c" style:font-size-asian="14pt" style:font-size-complex="14pt"/>
    </style:style>
    <style:style style:name="P54" style:family="paragraph" style:parent-style-name="Table_20_Contents">
      <style:text-properties fo:font-size="14pt" fo:language="de" fo:country="DE" officeooo:rsid="00821e20" officeooo:paragraph-rsid="00964e74" style:font-size-asian="14pt" style:font-size-complex="14pt"/>
    </style:style>
    <style:style style:name="P55" style:family="paragraph" style:parent-style-name="Table_20_Contents">
      <style:text-properties fo:font-size="14pt" fo:language="de" fo:country="DE" officeooo:paragraph-rsid="005d83bf" style:font-size-asian="14pt" style:font-size-complex="14pt"/>
    </style:style>
    <style:style style:name="P56" style:family="paragraph" style:parent-style-name="Table_20_Contents">
      <style:text-properties fo:font-size="14pt" fo:language="de" fo:country="DE" officeooo:rsid="00892fe0" officeooo:paragraph-rsid="00892fe0" style:font-size-asian="14pt" style:font-size-complex="14pt"/>
    </style:style>
    <style:style style:name="P57" style:family="paragraph" style:parent-style-name="Table_20_Contents">
      <style:text-properties fo:font-size="14pt" fo:language="de" fo:country="DE" officeooo:rsid="008fe48f" officeooo:paragraph-rsid="008fe48f" style:font-size-asian="14pt" style:font-size-complex="14pt"/>
    </style:style>
    <style:style style:name="P58" style:family="paragraph" style:parent-style-name="Table_20_Contents">
      <style:text-properties fo:font-size="14pt" fo:language="de" fo:country="DE" officeooo:rsid="008fe48f" officeooo:paragraph-rsid="0092d20c" style:font-size-asian="14pt" style:font-size-complex="14pt"/>
    </style:style>
    <style:style style:name="P59" style:family="paragraph" style:parent-style-name="Table_20_Contents">
      <style:text-properties fo:font-size="14pt" fo:language="de" fo:country="DE" officeooo:rsid="00923be0" officeooo:paragraph-rsid="00923be0" style:font-size-asian="14pt" style:font-size-complex="14pt"/>
    </style:style>
    <style:style style:name="P60" style:family="paragraph" style:parent-style-name="Table_20_Contents">
      <style:text-properties fo:font-size="14pt" fo:language="de" fo:country="DE" officeooo:rsid="00923be0" officeooo:paragraph-rsid="009356dc" style:font-size-asian="14pt" style:font-size-complex="14pt"/>
    </style:style>
    <style:style style:name="P61" style:family="paragraph" style:parent-style-name="Table_20_Contents">
      <style:text-properties fo:font-size="14pt" fo:language="de" fo:country="DE" officeooo:rsid="0092d20c" officeooo:paragraph-rsid="0092d20c" style:font-size-asian="14pt" style:font-size-complex="14pt"/>
    </style:style>
    <style:style style:name="P62" style:family="paragraph" style:parent-style-name="Table_20_Contents">
      <style:text-properties fo:font-size="14pt" fo:language="de" fo:country="DE" officeooo:rsid="00939a12" officeooo:paragraph-rsid="00939a12" style:font-size-asian="14pt" style:font-size-complex="14pt"/>
    </style:style>
    <style:style style:name="P63" style:family="paragraph" style:parent-style-name="Table_20_Contents">
      <style:text-properties fo:font-size="14pt" fo:language="de" fo:country="DE" officeooo:rsid="00ac2d25" officeooo:paragraph-rsid="00ac2d25" style:font-size-asian="14pt" style:font-size-complex="14pt"/>
    </style:style>
    <style:style style:name="P64" style:family="paragraph" style:parent-style-name="Table_20_Contents">
      <style:text-properties fo:font-size="14pt" fo:language="de" fo:country="DE" officeooo:rsid="00ad6bc4" officeooo:paragraph-rsid="00ad6bc4" style:font-size-asian="14pt" style:font-size-complex="14pt"/>
    </style:style>
    <style:style style:name="P65" style:family="paragraph" style:parent-style-name="Table_20_Contents">
      <style:text-properties fo:font-size="14pt" fo:language="de" fo:country="DE" officeooo:rsid="00af41ef" officeooo:paragraph-rsid="00af41ef" style:font-size-asian="14pt" style:font-size-complex="14pt"/>
    </style:style>
    <style:style style:name="P66" style:family="paragraph" style:parent-style-name="Table_20_Contents">
      <style:text-properties fo:font-size="14pt" style:font-size-asian="14pt" style:font-size-complex="14pt"/>
    </style:style>
    <style:style style:name="P67" style:family="paragraph" style:parent-style-name="Table_20_Contents">
      <style:text-properties fo:font-size="14pt" officeooo:rsid="00aceefc" officeooo:paragraph-rsid="00aceefc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font-size="16pt" fo:language="de" fo:country="DE" fo:font-weight="bold" officeooo:rsid="003d8204" officeooo:paragraph-rsid="003d8204" style:font-size-asian="16pt" style:font-weight-asian="bold" style:font-size-complex="16pt" style:font-weight-complex="bold"/>
    </style:style>
    <style:style style:name="P69" style:family="paragraph" style:parent-style-name="Table_20_Contents">
      <style:text-properties fo:font-size="16pt" fo:language="de" fo:country="DE" officeooo:rsid="003d8204" officeooo:paragraph-rsid="003d8204" style:font-size-asian="16pt" style:font-size-complex="16pt"/>
    </style:style>
    <style:style style:name="P70" style:family="paragraph" style:parent-style-name="Subtitle">
      <style:text-properties fo:language="de" fo:country="DE" officeooo:paragraph-rsid="003d8204"/>
    </style:style>
    <style:style style:name="P71" style:family="paragraph" style:parent-style-name="Contents_20_Heading">
      <style:paragraph-properties fo:break-before="page"/>
    </style:style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5" style:family="paragraph" style:parent-style-name="Text_20_body">
      <style:paragraph-properties fo:margin-left="1.251cm" fo:margin-right="0cm" fo:text-indent="0cm" style:auto-text-indent="false"/>
      <style:text-properties fo:font-size="14pt" officeooo:rsid="00a2b3c1" officeooo:paragraph-rsid="00a2c4ba" style:font-size-asian="14pt" style:font-size-complex="14pt"/>
    </style:style>
    <style:style style:name="P76" style:family="paragraph" style:parent-style-name="Text_20_body">
      <style:paragraph-properties fo:margin-left="1.251cm" fo:margin-right="0cm" fo:text-indent="0cm" style:auto-text-indent="false"/>
      <style:text-properties fo:font-size="14pt" officeooo:rsid="00a2c4ba" officeooo:paragraph-rsid="00a2c4ba" style:font-size-asian="14pt" style:font-size-complex="14pt"/>
    </style:style>
    <style:style style:name="P77" style:family="paragraph" style:parent-style-name="Text_20_body">
      <style:paragraph-properties fo:margin-left="1.251cm" fo:margin-right="0cm" fo:text-indent="0cm" style:auto-text-indent="false" fo:padding="0.049cm" fo:border="none" style:shadow="none"/>
      <style:text-properties fo:font-size="14pt" officeooo:rsid="00a2c4ba" officeooo:paragraph-rsid="00a4b7c0" style:font-size-asian="14pt" style:font-size-complex="14pt"/>
    </style:style>
    <style:style style:name="P78" style:family="paragraph" style:parent-style-name="Heading_20_1">
      <style:text-properties officeooo:paragraph-rsid="009ea43e"/>
    </style:style>
    <style:style style:name="P79" style:family="paragraph" style:parent-style-name="Heading_20_1" style:list-style-name=""/>
    <style:style style:name="P80" style:family="paragraph" style:parent-style-name="Heading_20_1">
      <style:text-properties officeooo:paragraph-rsid="00a8a215"/>
    </style:style>
    <style:style style:name="P81" style:family="paragraph" style:parent-style-name="Heading_20_1">
      <style:paragraph-properties fo:break-before="page"/>
    </style:style>
    <style:style style:name="P82" style:family="paragraph" style:parent-style-name="Heading_20_1">
      <style:paragraph-properties fo:break-before="page"/>
      <style:text-properties fo:language="de" fo:country="DE"/>
    </style:style>
    <style:style style:name="P83" style:family="paragraph" style:parent-style-name="Heading_20_1">
      <style:paragraph-properties fo:break-before="page"/>
      <style:text-properties fo:language="de" fo:country="DE" officeooo:rsid="0040e5c6" officeooo:paragraph-rsid="0040e5c6"/>
    </style:style>
    <style:style style:name="P84" style:family="paragraph" style:parent-style-name="Table_20_Contents">
      <style:text-properties fo:font-size="14pt" fo:language="de" fo:country="DE" officeooo:rsid="00859076" officeooo:paragraph-rsid="00859076" style:font-size-asian="14pt" style:font-size-complex="14pt"/>
    </style:style>
    <style:style style:name="P85" style:family="paragraph" style:parent-style-name="Table_20_Contents">
      <style:text-properties fo:font-size="14pt" fo:language="de" fo:country="DE" officeooo:rsid="00859076" officeooo:paragraph-rsid="008b2514" style:font-size-asian="14pt" style:font-size-complex="14pt"/>
    </style:style>
    <style:style style:name="P86" style:family="paragraph" style:parent-style-name="Table_20_Contents">
      <style:text-properties fo:font-size="14pt" fo:language="de" fo:country="DE" officeooo:rsid="00859076" officeooo:paragraph-rsid="00923be0" style:font-size-asian="14pt" style:font-size-complex="14pt"/>
    </style:style>
    <style:style style:name="P87" style:family="paragraph" style:parent-style-name="Table_20_Contents">
      <style:text-properties fo:font-size="14pt" fo:language="de" fo:country="DE" officeooo:rsid="00859076" officeooo:paragraph-rsid="00939a12" style:font-size-asian="14pt" style:font-size-complex="14pt"/>
    </style:style>
    <style:style style:name="P88" style:family="paragraph" style:parent-style-name="Table_20_Contents">
      <style:text-properties fo:font-size="14pt" fo:language="de" fo:country="DE" officeooo:rsid="00af41ef" officeooo:paragraph-rsid="00964e74" style:font-size-asian="14pt" style:font-size-complex="14pt"/>
    </style:style>
    <style:style style:name="P89" style:family="paragraph" style:parent-style-name="Table_20_Contents">
      <style:paragraph-properties fo:margin-left="1.251cm" fo:margin-right="0cm" fo:text-indent="0cm" style:auto-text-indent="false"/>
      <style:text-properties style:font-name="Bitstream Vera Sans"/>
    </style:style>
    <style:style style:name="P90" style:family="paragraph" style:parent-style-name="Table_20_Contents">
      <style:paragraph-properties fo:margin-left="1.251cm" fo:margin-right="0cm" fo:text-indent="0cm" style:auto-text-indent="false"/>
      <style:text-properties style:font-name="Bitstream Vera Sans" officeooo:rsid="009c7382" officeooo:paragraph-rsid="009c7382"/>
    </style:style>
    <style:style style:name="P91" style:family="paragraph" style:parent-style-name="Heading_20_3">
      <style:text-properties fo:language="de" fo:country="DE"/>
    </style:style>
    <style:style style:name="P92" style:family="paragraph" style:parent-style-name="Heading_20_2">
      <style:text-properties fo:language="de" fo:country="DE"/>
    </style:style>
    <style:style style:name="P93" style:family="paragraph" style:parent-style-name="Heading_20_2" style:list-style-name="">
      <style:text-properties fo:language="de" fo:country="DE" officeooo:paragraph-rsid="006db726"/>
    </style:style>
    <style:style style:name="P94" style:family="paragraph" style:parent-style-name="Heading_20_2">
      <style:paragraph-properties fo:break-before="page"/>
      <style:text-properties fo:language="de" fo:country="DE" officeooo:paragraph-rsid="006db726"/>
    </style:style>
    <style:style style:name="T1" style:family="text">
      <style:text-properties fo:font-weight="bold" officeooo:rsid="001c0359" style:font-weight-asian="bold" style:font-weight-complex="bold"/>
    </style:style>
    <style:style style:name="T2" style:family="text">
      <style:text-properties fo:font-weight="bold" officeooo:rsid="003d8204" style:font-weight-asian="bold" style:font-weight-complex="bold"/>
    </style:style>
    <style:style style:name="T3" style:family="text">
      <style:text-properties officeooo:rsid="0042b52a"/>
    </style:style>
    <style:style style:name="T4" style:family="text">
      <style:text-properties officeooo:rsid="0045d6b6"/>
    </style:style>
    <style:style style:name="T5" style:family="text">
      <style:text-properties officeooo:rsid="00477acf"/>
    </style:style>
    <style:style style:name="T6" style:family="text">
      <style:text-properties officeooo:rsid="004c79c6"/>
    </style:style>
    <style:style style:name="T7" style:family="text">
      <style:text-properties officeooo:rsid="004dfd9a"/>
    </style:style>
    <style:style style:name="T8" style:family="text">
      <style:text-properties officeooo:rsid="006037d0"/>
    </style:style>
    <style:style style:name="T9" style:family="text">
      <style:text-properties officeooo:rsid="006baef2"/>
    </style:style>
    <style:style style:name="T10" style:family="text">
      <style:text-properties officeooo:rsid="006edd9e"/>
    </style:style>
    <style:style style:name="T11" style:family="text">
      <style:text-properties officeooo:rsid="0070a509"/>
    </style:style>
    <style:style style:name="T12" style:family="text">
      <style:text-properties style:font-size-asian="10.5pt"/>
    </style:style>
    <style:style style:name="T13" style:family="text">
      <style:text-properties officeooo:rsid="001acebd" style:font-size-asian="10.5pt"/>
    </style:style>
    <style:style style:name="T14" style:family="text">
      <style:text-properties officeooo:rsid="0073a6a4"/>
    </style:style>
    <style:style style:name="T15" style:family="text">
      <style:text-properties officeooo:rsid="008065f5"/>
    </style:style>
    <style:style style:name="T16" style:family="text">
      <style:text-properties officeooo:rsid="00821e20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9cdb21" style:font-size-asian="14pt" style:font-size-complex="14pt"/>
    </style:style>
    <style:style style:name="T19" style:family="text">
      <style:text-properties fo:font-size="14pt" officeooo:rsid="00388b5a" style:font-size-asian="14pt" style:font-size-complex="14pt"/>
    </style:style>
    <style:style style:name="T20" style:family="text">
      <style:text-properties fo:font-size="14pt" officeooo:rsid="009f1567" style:font-size-asian="14pt" style:font-size-complex="14pt"/>
    </style:style>
    <style:style style:name="T21" style:family="text">
      <style:text-properties officeooo:rsid="008440c7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officeooo:rsid="008b2514"/>
    </style:style>
    <style:style style:name="T24" style:family="text">
      <style:text-properties officeooo:rsid="008fe48f"/>
    </style:style>
    <style:style style:name="T25" style:family="text">
      <style:text-properties officeooo:rsid="00923be0"/>
    </style:style>
    <style:style style:name="T26" style:family="text">
      <style:text-properties officeooo:rsid="0092d20c"/>
    </style:style>
    <style:style style:name="T27" style:family="text">
      <style:text-properties officeooo:rsid="009356dc"/>
    </style:style>
    <style:style style:name="T28" style:family="text">
      <style:text-properties officeooo:rsid="00939a12"/>
    </style:style>
    <style:style style:name="T29" style:family="text">
      <style:text-properties officeooo:rsid="009462af"/>
    </style:style>
    <style:style style:name="T30" style:family="text">
      <style:text-properties officeooo:rsid="009ba7aa"/>
    </style:style>
    <style:style style:name="T31" style:family="text">
      <style:text-properties officeooo:rsid="00a2c4ba"/>
    </style:style>
    <style:style style:name="T32" style:family="text">
      <style:text-properties officeooo:rsid="00a4b7c0"/>
    </style:style>
    <style:style style:name="T33" style:family="text">
      <style:text-properties officeooo:rsid="00a949c8"/>
    </style:style>
    <style:style style:name="T34" style:family="text">
      <style:text-properties officeooo:rsid="00b27087"/>
    </style:style>
    <style:style style:name="T35" style:family="text">
      <style:text-properties officeooo:rsid="00b4c4eb"/>
    </style:style>
    <style:style style:name="T36" style:family="text">
      <style:text-properties officeooo:rsid="00b7100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820601654912" text:id="ct94820601654912">
          <text:insertion>
            <office:change-info>
              <dc:creator>Dirk Schanz</dc:creator>
              <dc:date>2019-02-28T19:59:1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34"/>
      <text:p text:style-name="P35"/>
      <text:p text:style-name="P35"/>
      <text:p text:style-name="P35">dsGPIO</text:p>
      <text:p text:style-name="P1"/>
      <text:p text:style-name="P1"><text:s/></text:p>
      <text:p text:style-name="P5"/>
      <text:p text:style-name="P70"><text:span text:style-name="T1">s</text:span><text:span text:style-name="T2">chneller und resourcenschonender Zugriff auf die GPIOs des Raspberry Pi ohne root-Berechtigung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History" table:style-name="History">
        <table:table-column table:style-name="History.A"/>
        <table:table-column table:style-name="History.B"/>
        <table:table-header-rows>
          <table:table-row>
            <table:table-cell table:style-name="History.A1" office:value-type="string">
              <text:p text:style-name="P68">Datum</text:p>
            </table:table-cell>
            <table:table-cell table:style-name="History.B1" office:value-type="string">
              <text:p text:style-name="P68">Version</text:p>
            </table:table-cell>
          </table:table-row>
        </table:table-header-rows>
        <table:table-row>
          <table:table-cell table:style-name="History.A2" office:value-type="string">
            <text:p text:style-name="P69">28.02.2019</text:p>
          </table:table-cell>
          <table:table-cell table:style-name="History.B2" office:value-type="string">
            <text:p text:style-name="P69">Erste Version</text:p>
          </table:table-cell>
        </table:table-row>
      </table:table>
      <text:p text:style-name="P2"/>
      <text:p text:style-name="P2"/>
      <text:p text:style-name="P2"><text:change-start text:change-id="ct94820601654912"/></text:p>
      <text:change-end text:change-id="ct94820601654912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1">Inhaltsverzeichnis</text:p>
          </text:index-title>
          <text:p text:style-name="P72"><text:a xlink:type="simple" xlink:href="#__RefHeading___Toc2045_621074109" text:style-name="Index_20_Link" text:visited-style-name="Index_20_Link">1. Allgemeines<text:tab/>3</text:a></text:p>
          <text:p text:style-name="P72"><text:a xlink:type="simple" xlink:href="#__RefHeading___Toc2047_621074109" text:style-name="Index_20_Link" text:visited-style-name="Index_20_Link">2. Datentypen und Strukturen<text:tab/>4</text:a></text:p>
          <text:p text:style-name="P72"><text:a xlink:type="simple" xlink:href="#__RefHeading___Toc2049_621074109" text:style-name="Index_20_Link" text:visited-style-name="Index_20_Link">3. Funktionen<text:tab/>5</text:a></text:p>
          <text:p text:style-name="P73"><text:a xlink:type="simple" xlink:href="#__RefHeading___Toc2051_621074109" text:style-name="Index_20_Link" text:visited-style-name="Index_20_Link">3.1. Interne Funktionen<text:tab/>5</text:a></text:p>
          <text:p text:style-name="P74"><text:a xlink:type="simple" xlink:href="#__RefHeading___Toc2053_621074109" text:style-name="Index_20_Link" text:visited-style-name="Index_20_Link">3.1.1. <text:s/>static int mapFindBCM(uint8_t gpio)<text:tab/>5</text:a></text:p>
          <text:p text:style-name="P74"><text:a xlink:type="simple" xlink:href="#__RefHeading___Toc2057_621074109" text:style-name="Index_20_Link" text:visited-style-name="Index_20_Link">3.1.2. <text:s/>static void* eventThread(void* pArg)<text:tab/>5</text:a></text:p>
          <text:p text:style-name="P73"><text:a xlink:type="simple" xlink:href="#__RefHeading___Toc2059_621074109" text:style-name="Index_20_Link" text:visited-style-name="Index_20_Link">3.2. API-Funktionen<text:tab/>6</text:a></text:p>
          <text:p text:style-name="P74"><text:a xlink:type="simple" xlink:href="#__RefHeading___Toc2061_621074109" text:style-name="Index_20_Link" text:visited-style-name="Index_20_Link">3.2.1. <text:s/>int pinLock(uint8_t pin, int mode)<text:tab/>6</text:a></text:p>
          <text:p text:style-name="P74"><text:a xlink:type="simple" xlink:href="#__RefHeading___Toc2063_621074109" text:style-name="Index_20_Link" text:visited-style-name="Index_20_Link">3.2.2. <text:s/>int pinRelease(uint8_t pin)<text:tab/>6</text:a></text:p>
          <text:p text:style-name="P74"><text:a xlink:type="simple" xlink:href="#__RefHeading___Toc2065_621074109" text:style-name="Index_20_Link" text:visited-style-name="Index_20_Link">3.2.3. <text:s/>int pinState(uint8_t pin, uint8_t action, int state)<text:tab/>7</text:a></text:p>
          <text:p text:style-name="P74"><text:a xlink:type="simple" xlink:href="#__RefHeading___Toc2067_621074109" text:style-name="Index_20_Link" text:visited-style-name="Index_20_Link">3.2.4. <text:s/>int pinHandler(uint8_t pin, uint8_t action, int event, pinCallback_t cb, void* pData)<text:tab/>7</text:a></text:p>
          <text:p text:style-name="P73"><text:a xlink:type="simple" xlink:href="#__RefHeading___Toc1570_1826411415" text:style-name="Index_20_Link" text:visited-style-name="Index_20_Link">3.3. Beispiel für eine Callback-Funktion<text:tab/>9</text:a></text:p>
          <text:p text:style-name="P74"><text:a xlink:type="simple" xlink:href="#__RefHeading___Toc1572_1826411415" text:style-name="Index_20_Link" text:visited-style-name="Index_20_Link">3.3.1. <text:s/>void callBackFunc(uint8_t pin, struct gpioevent_data* event, void* pData)<text:tab/>9</text:a></text:p>
          <text:p text:style-name="P72"><text:a xlink:type="simple" xlink:href="#__RefHeading___Toc1574_1826411415" text:style-name="Index_20_Link" text:visited-style-name="Index_20_Link">4. Konstanten und Definitionen<text:tab/>9</text:a></text:p>
          <text:p text:style-name="P72"><text:a xlink:type="simple" xlink:href="#__RefHeading___Toc1576_1826411415" text:style-name="Index_20_Link" text:visited-style-name="Index_20_Link">5. Das Beispiel-Programm<text:tab/>10</text:a></text:p>
          <text:p text:style-name="P72"><text:a xlink:type="simple" xlink:href="#__RefHeading___Toc1578_1826411415" text:style-name="Index_20_Link" text:visited-style-name="Index_20_Link">6. Externe Referenzen<text:tab/>11</text:a></text:p>
        </text:index-body>
      </text:table-of-content>
      <text:p text:style-name="P2"/>
      <text:h text:style-name="P83" text:outline-level="1"><text:bookmark-start text:name="__RefHeading___Toc2045_621074109"/>Allgemeines<text:bookmark-end text:name="__RefHeading___Toc2045_621074109"/></text:h>
      <text:p text:style-name="P13"/>
      <text:p text:style-name="P15">Für Linux gibt es ein<text:span text:style-name="T36">e</text:span> Kernel-API <text:span text:style-name="T3">namens GPIO UAPI </text:span>mit de<text:span text:style-name="T36">r</text:span> der Zugriff auf vorhandene GPIOs möglich ist. <text:span text:style-name="T10">Eine</text:span> <text:span text:style-name="T10">ausführliche Dokumentation der GPIO UAPI scheint nicht zu existieren. Allerdings stellt die zugehörige Include-Datei eine gute </text:span>Informationsquelle <text:span text:style-name="T10">dar.</text:span><text:line-break/>Die dsGPIO-Bibliothek stellt eine komfortable Möglichkeit des Zugriffs auf die GPIOs zur Verfügung und verwendet dafür d<text:span text:style-name="T36">ie</text:span> GPIO UAPI.<text:line-break/>Im Gegensatz zu den versierten Bibliotheken für den GPIO Zugriff, wie z.B. pigpio, benötigen die Aufrufe der dsGPIO Funktionen keine root-Rechte zur Ausführungszeit.<text:line-break/><text:span text:style-name="T4">Zudem</text:span> ist es ohne Weiteres möglich mehrere Programme gleichzeitig laufen zu lassen, die Funktionen der dsGPIO-Library nutzen.</text:p>
      <text:p text:style-name="P14">Allerdings ist der Funktionsumfang der dsGPIO-Bibliothek auf das Auslesen bzw. Setzen des Pin-Levels und die Abfrage eines Statuswechsels über einen Event-Handler beschränkt. Ausserdem werden derzeit nur die GPIOs der 40-poligen Pinleiste des Raspberry Pi unterstützt. <text:line-break/><text:span text:style-name="T5">Von diesen Pins werden, unabhängig von der Version des Raspberry Pi, die physikalischen Pin-Nummern in ihre Broadcom-Nummern und umgekehrt mittels Tabelle gemapped. Das funktioniert so weit zwar gut, kann aber unter Umständen eine Fehlerquelle darstellen. </text:span></text:p>
      <text:p text:style-name="P2"/>
      <text:p text:style-name="P2"/>
      <text:p text:style-name="P2"/>
      <text:h text:style-name="P82" text:outline-level="1"><text:bookmark-start text:name="__RefHeading___Toc2047_621074109"/>Datentypen und Strukturen<text:bookmark-end text:name="__RefHeading___Toc2047_621074109"/></text:h>
      <text:p text:style-name="P33"/>
      <text:p text:style-name="P7">Zentrales Element der Library ist eine Tabelle zur Verwaltung der genutzten Pins und Callback-Funktionen.<text:line-break/>Diese Tabelle vom Typ <text:span text:style-name="T14">struct _bcm_pin_map </text:span>hat folgenden Aufbau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6">int</text:p>
          </table:table-cell>
          <table:table-cell table:style-name="Table1.A1" office:value-type="string">
            <text:p text:style-name="P37">phys</text:p>
          </table:table-cell>
          <table:table-cell table:style-name="Table1.C1" office:value-type="string">
            <text:p text:style-name="P36">Physikalische Pin-Nummer</text:p>
          </table:table-cell>
        </table:table-row>
        <table:table-row>
          <table:table-cell table:style-name="Table1.A2" office:value-type="string">
            <text:p text:style-name="P38">uint8_t</text:p>
          </table:table-cell>
          <table:table-cell table:style-name="Table1.A2" office:value-type="string">
            <text:p text:style-name="P37">bcm</text:p>
          </table:table-cell>
          <table:table-cell table:style-name="Table1.C2" office:value-type="string">
            <text:p text:style-name="P36">Broadcom Nummer des Pins</text:p>
          </table:table-cell>
        </table:table-row>
        <table:table-row>
          <table:table-cell table:style-name="Table1.A2" office:value-type="string">
            <text:p text:style-name="P38">int</text:p>
          </table:table-cell>
          <table:table-cell table:style-name="Table1.A2" office:value-type="string">
            <text:p text:style-name="P37">fd</text:p>
          </table:table-cell>
          <table:table-cell table:style-name="Table1.C2" office:value-type="string">
            <text:p text:style-name="P36"><text:span text:style-name="T33">Lineh</text:span>andle des Pins</text:p>
          </table:table-cell>
        </table:table-row>
        <table:table-row>
          <table:table-cell table:style-name="Table1.A2" office:value-type="string">
            <text:p text:style-name="P36">pthread_t*</text:p>
          </table:table-cell>
          <table:table-cell table:style-name="Table1.A2" office:value-type="string">
            <text:p text:style-name="P36">pCallback</text:p>
          </table:table-cell>
          <table:table-cell table:style-name="Table1.C2" office:value-type="string">
            <text:p text:style-name="P36"><text:span text:style-name="T6">Ponter auf </text:span>Thread-Struktur</text:p>
          </table:table-cell>
        </table:table-row>
        <table:table-row>
          <table:table-cell table:style-name="Table1.A2" office:value-type="string">
            <text:p text:style-name="P36">struct _event_thread_arg*</text:p>
          </table:table-cell>
          <table:table-cell table:style-name="Table1.A2" office:value-type="string">
            <text:p text:style-name="P36">pArgs</text:p>
          </table:table-cell>
          <table:table-cell table:style-name="Table1.C2" office:value-type="string">
            <text:p text:style-name="P36">Pointer auf Thread-Argumente</text:p>
          </table:table-cell>
        </table:table-row>
      </table:table>
      <text:p text:style-name="P2"/>
      <text:p text:style-name="P8">Die Struktur vom Typ <text:span text:style-name="T12">struct _event_thread_arg</text:span>, die <text:span text:style-name="T9">die </text:span>Argumente für den Callback-Thread beinhaltet, <text:span text:style-name="T9">ist</text:span> folgende<text:span text:style-name="T9">rmassen</text:span> <text:span text:style-name="T9">zusammengesetzt</text:span>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0">int</text:p>
          </table:table-cell>
          <table:table-cell table:style-name="Table2.A1" office:value-type="string">
            <text:p text:style-name="P39">eventFlags</text:p>
          </table:table-cell>
          <table:table-cell table:style-name="Table2.C1" office:value-type="string">
            <text:p text:style-name="P39">Auslösende Ereignisse des Callbacks</text:p>
          </table:table-cell>
        </table:table-row>
        <table:table-row>
          <table:table-cell table:style-name="Table2.A2" office:value-type="string">
            <text:p text:style-name="P40">int</text:p>
          </table:table-cell>
          <table:table-cell table:style-name="Table2.A2" office:value-type="string">
            <text:p text:style-name="P39">linefd</text:p>
          </table:table-cell>
          <table:table-cell table:style-name="Table2.C2" office:value-type="string">
            <text:p text:style-name="P39"><text:span text:style-name="T33">Lineh</text:span>andle zum GPIO</text:p>
          </table:table-cell>
        </table:table-row>
        <table:table-row>
          <table:table-cell table:style-name="Table2.A2" office:value-type="string">
            <text:p text:style-name="P40">uint8_t</text:p>
          </table:table-cell>
          <table:table-cell table:style-name="Table2.A2" office:value-type="string">
            <text:p text:style-name="P40">pin</text:p>
          </table:table-cell>
          <table:table-cell table:style-name="Table2.C2" office:value-type="string">
            <text:p text:style-name="P39">Physikalische Pin-Nummer</text:p>
          </table:table-cell>
        </table:table-row>
        <table:table-row>
          <table:table-cell table:style-name="Table2.A2" office:value-type="string">
            <text:p text:style-name="P39">pinCallback_t</text:p>
          </table:table-cell>
          <table:table-cell table:style-name="Table2.A2" office:value-type="string">
            <text:p text:style-name="P39">callBack</text:p>
          </table:table-cell>
          <table:table-cell table:style-name="Table2.C2" office:value-type="string">
            <text:p text:style-name="P39">Pointer auf die Callback-Funktion</text:p>
          </table:table-cell>
        </table:table-row>
        <table:table-row>
          <table:table-cell table:style-name="Table2.A2" office:value-type="string">
            <text:p text:style-name="P40">void*</text:p>
          </table:table-cell>
          <table:table-cell table:style-name="Table2.A2" office:value-type="string">
            <text:p text:style-name="P39">pUserData</text:p>
          </table:table-cell>
          <table:table-cell table:style-name="Table2.C2" office:value-type="string">
            <text:p text:style-name="P39"><text:span text:style-name="T7">Optionaler Pointer</text:span> auf Anwenderdaten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h text:style-name="P82" text:outline-level="1"><text:bookmark-start text:name="__RefHeading___Toc2049_621074109"/>Funktionen<text:bookmark-end text:name="__RefHeading___Toc2049_621074109"/></text:h>
      <text:h text:style-name="P92" text:outline-level="2"><text:bookmark-start text:name="__RefHeading___Toc2051_621074109"/>Interne Funktionen<text:bookmark-end text:name="__RefHeading___Toc2051_621074109"/></text:h>
      <text:h text:style-name="P91" text:outline-level="3"><text:bookmark-start text:name="__RefHeading___Toc2053_621074109"/><text:s/>static int mapFindBCM(uint8_t gpio)<text:bookmark-end text:name="__RefHeading___Toc2053_621074109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1">Argumente</text:p>
          </table:table-cell>
          <table:table-cell table:style-name="Tabelle1.B1" office:value-type="string">
            <text:p text:style-name="P29"><text:span text:style-name="T11">uint8_t</text:span> gpio</text:p>
          </table:table-cell>
          <table:table-cell table:style-name="Tabelle1.C1" office:value-type="string">
            <text:p text:style-name="P44">BCM Nummer des <text:span text:style-name="T16">gesuchten </text:span>Pins</text:p>
          </table:table-cell>
        </table:table-row>
        <table:table-row>
          <table:table-cell table:style-name="Tabelle1.B1" office:value-type="string">
            <text:p text:style-name="P41">Beschreibung</text:p>
          </table:table-cell>
          <table:table-cell table:style-name="Tabelle1.B2" table:number-columns-spanned="2" office:value-type="string">
            <text:p text:style-name="P44">Sucht in der Tabelle nach dem Eintrag, der zum Pin mit der angegebenen BCM Nummer gehört</text:p>
          </table:table-cell>
          <table:covered-table-cell/>
        </table:table-row>
        <table:table-row>
          <table:table-cell table:style-name="Tabelle1.B1" office:value-type="string">
            <text:p text:style-name="P41">Rückgabewert</text:p>
          </table:table-cell>
          <table:table-cell table:style-name="Tabelle1.C1" table:number-columns-spanned="2" office:value-type="string">
            <text:p text:style-name="P44">Der Index des gefundenen Eintrags oder DSGPIO_ERROR_NO_SUCH_BCM_PIN falls kein Eintrag gefunden wurde.</text:p>
          </table:table-cell>
          <table:covered-table-cell/>
        </table:table-row>
      </table:table>
      <text:h text:style-name="P91" text:outline-level="3" text:is-list-header="true"/>
      <text:h text:style-name="P91" text:outline-level="3"><text:bookmark-start text:name="__RefHeading___Toc2057_621074109"/><text:s/>static void* eventThread(void* pArg)<text:bookmark-end text:name="__RefHeading___Toc2057_621074109"/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41">Argumente</text:p>
          </table:table-cell>
          <table:table-cell table:style-name="Table8.B1" office:value-type="string">
            <text:p text:style-name="P26"><text:span text:style-name="T11">void*</text:span> pArg</text:p>
          </table:table-cell>
          <table:table-cell table:style-name="Table8.C1" office:value-type="string">
            <text:p text:style-name="P51">Zeiger auf die zugehörige <text:s/><text:span text:style-name="T13">struct _event_thread_arg </text:span><text:span text:style-name="T12">Struktur.</text:span></text:p>
          </table:table-cell>
        </table:table-row>
        <table:table-row>
          <table:table-cell table:style-name="Table8.B1" office:value-type="string">
            <text:p text:style-name="P41">Beschreibung</text:p>
          </table:table-cell>
          <table:table-cell table:style-name="Table8.B2" table:number-columns-spanned="2" office:value-type="string">
            <text:p text:style-name="P50">Diese Funktion wird als pthread gestartet, sobald eine Callback-Funktion für ein Event definiert wird. Sie prüft das Vorliegen des Events um <text:span text:style-name="T15">dann</text:span> die Callback-Funktion auszuführen.</text:p>
          </table:table-cell>
          <table:covered-table-cell/>
        </table:table-row>
        <table:table-row>
          <table:table-cell table:style-name="Table8.B1" office:value-type="string">
            <text:p text:style-name="P41">Rückgabewert</text:p>
          </table:table-cell>
          <table:table-cell table:style-name="Table8.C1" table:number-columns-spanned="2" office:value-type="string">
            <text:p text:style-name="P50">keiner</text:p>
          </table:table-cell>
          <table:covered-table-cell/>
        </table:table-row>
      </table:table>
      <text:p text:style-name="P30"/>
      <text:h text:style-name="P93" text:outline-level="2"/>
      <text:h text:style-name="P94" text:outline-level="2"><text:bookmark-start text:name="__RefHeading___Toc2059_621074109"/>API-Funktionen<text:bookmark-end text:name="__RefHeading___Toc2059_621074109"/></text:h>
      <text:h text:style-name="P91" text:outline-level="3"><text:bookmark-start text:name="__RefHeading___Toc2061_621074109"/><text:s/>int pinLock(uint8_t pin, int mode)<text:bookmark-end text:name="__RefHeading___Toc2061_621074109"/>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rows-spanned="2" office:value-type="string">
            <text:p text:style-name="P42">Argumente</text:p>
          </table:table-cell>
          <table:table-cell table:style-name="Table9.B1" office:value-type="string">
            <text:p text:style-name="P26"><text:span text:style-name="T11">uint8_t</text:span> <text:span text:style-name="T8">pin</text:span></text:p>
          </table:table-cell>
          <table:table-cell table:style-name="Table9.C1" office:value-type="string">
            <text:p text:style-name="P51">BCM Nummer des gewünschten Pins</text:p>
          </table:table-cell>
        </table:table-row>
        <table:table-row>
          <table:covered-table-cell/>
          <table:table-cell table:style-name="Table9.B1" office:value-type="string">
            <text:p text:style-name="P27"><text:span text:style-name="T11">int</text:span> mode</text:p>
          </table:table-cell>
          <table:table-cell table:style-name="Table9.C1" office:value-type="string">
            <text:p text:style-name="P51">Festlegen des Pin-Modus als Ausgang (DSGPIO_PIN_MODE_OUTPUT) oder Eingang (DSGPIO_PIN_MODE_INPUT).</text:p>
          </table:table-cell>
        </table:table-row>
        <table:table-row>
          <table:table-cell table:style-name="Table9.B1" office:value-type="string">
            <text:p text:style-name="P42">Beschreibung</text:p>
          </table:table-cell>
          <table:table-cell table:style-name="Table9.B3" table:number-columns-spanned="2" office:value-type="string">
            <text:p text:style-name="P51">Fordert über <text:span text:style-name="T36">die</text:span> GPIO UAPI einen <text:span text:style-name="T33">Lineh</text:span>andle für den Pin an und initialisiert den zugehörigen Tabellen-Eintrag mit den entsprechenden Werten. <text:s/></text:p>
          </table:table-cell>
          <table:covered-table-cell/>
        </table:table-row>
        <table:table-row>
          <table:table-cell table:style-name="Table9.B1" office:value-type="string">
            <text:p text:style-name="P42">Rückgabewert</text:p>
          </table:table-cell>
          <table:table-cell table:style-name="Table9.C1" table:number-columns-spanned="2" office:value-type="string">
            <text:p text:style-name="P84">Bei fehlerfreier Ausführung wird DSGPIO_ERROR_NO_ERROR zurückgegeben.</text:p>
            <text:p text:style-name="P84">Andernfalls ist der Rückgabewert einer dieser Fehlercodes:</text:p>
            <text:p text:style-name="P45"><text:span text:style-name="T22">DSGPIO_ERROR_NO_SUCH_BCM_PIN</text:span>: <text:span text:style-name="T21">der angegebene Pin wurde nicht in der Tabelle gefunden.</text:span></text:p>
            <text:p text:style-name="P55">DSGPIO_ERROR_GPIO_MODE: <text:span text:style-name="T21">der angegebene Pin-Modus ist ungültig.</text:span></text:p>
            <text:p text:style-name="P55">DSGPIO_ERROR_REQUEST_LINE_HANDLE: <text:span text:style-name="T21">beim Anfordern des Linehandle trat ein Fehler auf.</text:span></text:p>
            <text:p text:style-name="P55">DSGPIO_ERROR_OPEN_DEVICE: <text:span text:style-name="T21">die zugehörige Gerätedatei konnte nicht geöffnet werden.</text:span></text:p>
            <text:p text:style-name="P55">DSGPIO_ERROR_OUT_OF_MEMORY: <text:span text:style-name="T21">es gab ein Problem mit dem verfügbaren Speicher.</text:span></text:p>
            <text:p text:style-name="P55">DSGPIO_ERROR_HANDLE_IN_USE: <text:span text:style-name="T21">der angegebene Pin ist bereits anderweitig in Verwendung.</text:span></text:p>
          </table:table-cell>
          <table:covered-table-cell/>
        </table:table-row>
      </table:table>
      <text:h text:style-name="P91" text:outline-level="3" text:is-list-header="true"/>
      <text:h text:style-name="P91" text:outline-level="3"><text:bookmark-start text:name="__RefHeading___Toc2063_621074109"/><text:s/>int pinRelease(uint8_t pin)<text:bookmark-end text:name="__RefHeading___Toc2063_621074109"/>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2">Argumente</text:p>
          </table:table-cell>
          <table:table-cell table:style-name="Table10.B1" office:value-type="string">
            <text:p text:style-name="P31">uint8_t pin</text:p>
          </table:table-cell>
          <table:table-cell table:style-name="Table10.C1" office:value-type="string">
            <text:p text:style-name="P52">BCM Nummer des gewünschten Pins</text:p>
          </table:table-cell>
        </table:table-row>
        <table:table-row>
          <table:table-cell table:style-name="Table10.B1" office:value-type="string">
            <text:p text:style-name="P42">Beschreibung</text:p>
          </table:table-cell>
          <table:table-cell table:style-name="Table10.B2" table:number-columns-spanned="2" office:value-type="string">
            <text:p text:style-name="P56">Setzt den zum übergebenen Pin zugehörigen Tabellen-Eintrag zurück und gibt den <text:span text:style-name="T33">Lineh</text:span>andle auf den Pin wieder frei. </text:p>
          </table:table-cell>
          <table:covered-table-cell/>
        </table:table-row>
        <table:table-row>
          <table:table-cell table:style-name="Table10.B1" office:value-type="string">
            <text:p text:style-name="P42">Rückgabewert</text:p>
          </table:table-cell>
          <table:table-cell table:style-name="Table10.C1" table:number-columns-spanned="2" office:value-type="string">
            <text:p text:style-name="P85">Bei fehlerfreier Ausführung wird DSGPIO_ERROR_NO_ERROR zurückgegeben.</text:p>
            <text:p text:style-name="P85">Andernfalls ist der Rückgabewert einer dieser Fehlercodes:</text:p>
            <text:p text:style-name="P46"><text:span text:style-name="T22">DSGPIO_ERROR_NO_SUCH_BCM_PIN</text:span>: <text:span text:style-name="T21">der angegebene Pin wurde nicht in der Tabelle gefunden.</text:span></text:p>
            <text:p text:style-name="P46">DSGPIO_ERROR_PIN_NOT_LOCKED: <text:span text:style-name="T23">der angegebene Pin ist nicht in Benutzung. </text:span></text:p>
            <text:p text:style-name="P46">DSGPIO_ERROR_PIN_RELEASE: <text:span text:style-name="T23">beim freigeben des Lineandles trat ein Fehler auf.</text:span></text:p>
          </table:table-cell>
          <table:covered-table-cell/>
        </table:table-row>
      </table:table>
      <text:h text:style-name="P91" text:outline-level="3" text:is-list-header="true"><text:soft-page-break/></text:h>
      <text:h text:style-name="P91" text:outline-level="3"><text:bookmark-start text:name="__RefHeading___Toc2065_621074109"/><text:s/>int pinState(uint8_t pin, uint8_t action, int state)<text:bookmark-end text:name="__RefHeading___Toc2065_621074109"/>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rows-spanned="3" office:value-type="string">
            <text:p text:style-name="P42">Argumente</text:p>
          </table:table-cell>
          <table:table-cell table:style-name="Table11.B1" office:value-type="string">
            <text:p text:style-name="P31">uint8_t pin</text:p>
          </table:table-cell>
          <table:table-cell table:style-name="Table11.C1" office:value-type="string">
            <text:p text:style-name="P53">BCM Nummer des gewünschten Pins</text:p>
          </table:table-cell>
        </table:table-row>
        <table:table-row>
          <table:covered-table-cell/>
          <table:table-cell table:style-name="Table11.B1" office:value-type="string">
            <text:p text:style-name="P26"><text:span text:style-name="T11">uint8_t </text:span>action</text:p>
          </table:table-cell>
          <table:table-cell table:style-name="Table11.C1" office:value-type="string">
            <text:p text:style-name="P57">Aktion, die durchgeführt werden soll:</text:p>
            <text:p text:style-name="P57">DSGPIO_ACTION_GET_STATE zum Lesen oder DSGPIO_ACTION_SET_STATE zum Setzen des Status eines Pins</text:p>
          </table:table-cell>
        </table:table-row>
        <table:table-row>
          <table:covered-table-cell/>
          <table:table-cell table:style-name="Table11.B1" office:value-type="string">
            <text:p text:style-name="P27"><text:span text:style-name="T11">int </text:span>state</text:p>
          </table:table-cell>
          <table:table-cell table:style-name="Table11.C1" office:value-type="string">
            <text:p text:style-name="P57">Nur beim Setzen des Status relevant: DSGPIO_PIN_STATE_HIGH oder DSGPIO_PIN_STATE_LOW</text:p>
          </table:table-cell>
        </table:table-row>
        <table:table-row>
          <table:table-cell table:style-name="Table11.B1" office:value-type="string">
            <text:p text:style-name="P42">Beschreibung</text:p>
          </table:table-cell>
          <table:table-cell table:style-name="Table11.B4" table:number-columns-spanned="2" office:value-type="string">
            <text:p text:style-name="P59">Sucht den Tabellen-Eintrag für den gewünschten Pin. Abhängig vom Parameter action wird dann der aktuelle Status des Pins gelesen (<text:span text:style-name="T24">DSGPIO_ACTION_GET_STATE</text:span>) oder der Pin auf den in state übergebenen Status gesetzt (<text:span text:style-name="T24">DSGPIO_ACTION_</text:span>S<text:span text:style-name="T24">ET_STATE</text:span>).</text:p>
            <text:p text:style-name="P59">Achtung! Der Rückgabewert ist abhängig von der ausgeführten Aktion.</text:p>
          </table:table-cell>
          <table:covered-table-cell/>
        </table:table-row>
        <table:table-row>
          <table:table-cell table:style-name="Table11.B1" office:value-type="string">
            <text:p text:style-name="P42">Rückgabewert</text:p>
          </table:table-cell>
          <table:table-cell table:style-name="Table11.C1" table:number-columns-spanned="2" office:value-type="string">
            <text:p text:style-name="P86">Bei fehlerfreier Ausführung wird beim Setzen des Status DSGPIO_ERROR_NO_ERROR, beim Lesen des Status DSGPIO_PIN_STATE_HIGH oder DSGPIO_PIN_STATE_LOW zurückgegeben.</text:p>
            <text:p text:style-name="P86">Andernfalls ist der Rückgabewert einer dieser Fehlercodes:</text:p>
            <text:p text:style-name="P47"><text:span text:style-name="T22">DSGPIO_ERROR_NO_SUCH_BCM_PIN</text:span>: <text:span text:style-name="T21">der angegebene Pin wurde nicht in der Tabelle gefunden.</text:span></text:p>
            <text:p text:style-name="P47">DSGPIO_ERROR_PIN_NOT_LOCKED: <text:span text:style-name="T23">der angegebene Pin ist nicht in Benutzung. </text:span></text:p>
            <text:p text:style-name="P47">DSGPIO_ERROR_GPIO_ACTION: <text:span text:style-name="T25">das Argument für den Parameter action ist nicht gültig.</text:span></text:p>
            <text:p text:style-name="P47">DSGPIO_ERROR_GPIO_STATE: <text:span text:style-name="T25">der Wert des neuen Status beim Setzen ist nicht gültig.</text:span></text:p>
            <text:p text:style-name="P47">DSGPIO_ERROR_SET_LINE_VALUES: <text:span text:style-name="T25">beim Setzen des Pin-Status trat ein Fehler auf.</text:span></text:p>
            <text:p text:style-name="P47">DSGPIO_ERROR_<text:span text:style-name="T25">G</text:span>ET_LINE_VALUES: <text:span text:style-name="T25">beim Lesen des Pin-Status trat ein Fehler auf.</text:span></text:p>
          </table:table-cell>
          <table:covered-table-cell/>
        </table:table-row>
      </table:table>
      <text:h text:style-name="P91" text:outline-level="3" text:is-list-header="true"/>
      <text:h text:style-name="P91" text:outline-level="3"><text:bookmark-start text:name="__RefHeading___Toc2067_621074109"/><text:s/>int pinHandler(uint8_t pin, uint8_t action, int event, pinCallback_t cb, void* pData)<text:bookmark-end text:name="__RefHeading___Toc2067_621074109"/>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table:number-rows-spanned="5" office:value-type="string">
            <text:p text:style-name="P42">Argumente</text:p>
          </table:table-cell>
          <table:table-cell table:style-name="Table12.B1" office:value-type="string">
            <text:p text:style-name="P31">uint8_t pin</text:p>
          </table:table-cell>
          <table:table-cell table:style-name="Table12.C1" office:value-type="string">
            <text:p text:style-name="P53">BCM Nummer des gewünschten Pins</text:p>
          </table:table-cell>
        </table:table-row>
        <table:table-row>
          <table:covered-table-cell/>
          <table:table-cell table:style-name="Table12.B1" office:value-type="string">
            <text:p text:style-name="P26"><text:span text:style-name="T11">uint8_t </text:span>action</text:p>
          </table:table-cell>
          <table:table-cell table:style-name="Table12.C1" office:value-type="string">
            <text:p text:style-name="P58">Aktion, die durchgeführt werden soll:</text:p>
            <text:p text:style-name="P58">DSGPIO_ACTION_SET_HANDLER <text:soft-page-break/>zum <text:span text:style-name="T26">Installieren</text:span> oder DSGPIO_ACTION_CLEAR_HANDLER zum <text:span text:style-name="T26">Löschen des Eventhandlers.</text:span></text:p>
          </table:table-cell>
        </table:table-row>
        <table:table-row>
          <table:covered-table-cell/>
          <table:table-cell table:style-name="Table12.B1" office:value-type="string">
            <text:p text:style-name="P28"><text:span text:style-name="T11">int </text:span>event</text:p>
          </table:table-cell>
          <table:table-cell table:style-name="Table12.C1" office:value-type="string">
            <text:p text:style-name="P61">Auslösendes Event, GPIOEVENT_EVENT_RISING_EDGE für steigende, GPIOEVENT_EVENT_FALLING_EDGE für fallende oder eine Kombination daraus für beide Flanken.</text:p>
          </table:table-cell>
        </table:table-row>
        <table:table-row>
          <table:covered-table-cell/>
          <table:table-cell table:style-name="Table12.B1" office:value-type="string">
            <text:p text:style-name="P28"><text:span text:style-name="T11">pinCallback_t</text:span> cb</text:p>
          </table:table-cell>
          <table:table-cell table:style-name="Table12.C1" office:value-type="string">
            <text:p text:style-name="P61">Zeiger auf die Funktion, die als Eventhandler installiert werden soll.</text:p>
          </table:table-cell>
        </table:table-row>
        <table:table-row>
          <table:covered-table-cell/>
          <table:table-cell table:style-name="Table12.B1" office:value-type="string">
            <text:p text:style-name="P28"><text:span text:style-name="T11">void*</text:span> pData</text:p>
          </table:table-cell>
          <table:table-cell table:style-name="Table12.C1" office:value-type="string">
            <text:p text:style-name="P61">Optionaler Zeiger auf Benutzer-Daten.</text:p>
          </table:table-cell>
        </table:table-row>
        <table:table-row>
          <table:table-cell table:style-name="Table12.B1" office:value-type="string">
            <text:p text:style-name="P42">Beschreibung</text:p>
          </table:table-cell>
          <table:table-cell table:style-name="Table12.B6" table:number-columns-spanned="2" office:value-type="string">
            <text:p text:style-name="P61">Installiert oder entfernt einen Eventhandler für einen Pin.</text:p>
            <text:p text:style-name="P60">Abhängig vom Parameter action wird dann <text:span text:style-name="T27">die</text:span> <text:span text:style-name="T27">angegebene Funktion als Eventhandler installiert </text:span>(<text:span text:style-name="T24">DSGPIO_ACTION_SET_HANDLER</text:span>) oder der <text:span text:style-name="T27">Eventhandler gelöscht</text:span> (<text:span text:style-name="T24">DSGPIO_ACTION_CLEAR_HANDLER</text:span>).</text:p>
            <text:p text:style-name="P62">Achtung! Der Pin darf nicht bereits in Nutzung sein, wenn ein <text:span text:style-name="T33">Eventhandler</text:span> <text:span text:style-name="T33">genutzt</text:span> werden soll.</text:p>
            <text:p text:style-name="P62">Beim Löschen des <text:span text:style-name="T33">Eventhandlers</text:span> wird der Pin freigegeben und muss für weitere Verwendung mit pinLock() erneut reserviert werden.</text:p>
          </table:table-cell>
          <table:covered-table-cell/>
        </table:table-row>
        <table:table-row>
          <table:table-cell table:style-name="Table12.B1" office:value-type="string">
            <text:p text:style-name="P42">Rückgabewert</text:p>
          </table:table-cell>
          <table:table-cell table:style-name="Table12.C1" table:number-columns-spanned="2" office:value-type="string">
            <text:p text:style-name="P87">Bei fehlerfreier Ausführung wird DSGPIO_ERROR_NO_ERROR zurückgegeben.</text:p>
            <text:p text:style-name="P87">Andernfalls ist der Rückgabewert einer dieser Fehlercodes:</text:p>
            <text:p text:style-name="P48"><text:span text:style-name="T22">DSGPIO_ERROR_NO_SUCH_BCM_PIN</text:span>: <text:span text:style-name="T21">der angegebene Pin wurde nicht in der Tabelle gefunden.</text:span></text:p>
            <text:p text:style-name="P48">DSGPIO_ERROR_GPIO_ACTION: <text:span text:style-name="T28">der in action angegebene Parameter ist ungültig.</text:span></text:p>
            <text:p text:style-name="P48">DSGPIO_ERROR_REQUEST_LINE_HANDLE: <text:span text:style-name="T29">beim Anfordern des Linehandles ist ein Fehler aufgetreten.</text:span></text:p>
            <text:p text:style-name="P49">DSGPIO_ERROR_OUT_OF_MEMORY: <text:span text:style-name="T21">es gab ein Problem mit dem verfügbaren Speicher.</text:span></text:p>
            <text:p text:style-name="P49">DSGPIO_ERROR_OPEN_DEVICE: <text:span text:style-name="T29">beim Zugriff auf die Gerätedatei trat ein Fehler auf.</text:span></text:p>
          </table:table-cell>
          <table:covered-table-cell/>
        </table:table-row>
      </table:table>
      <text:p text:style-name="P9"/>
      <text:p text:style-name="P10"/>
      <text:p text:style-name="P10"/>
      <text:p text:style-name="P10"/>
      <text:p text:style-name="P11"/>
      <text:p text:style-name="P11"/>
      <text:p text:style-name="P11"/>
      <text:h text:style-name="Heading_20_2" text:outline-level="2"><text:bookmark-start text:name="__RefHeading___Toc1570_1826411415"/><text:soft-page-break/>Beispiel für eine Callback-Funktion<text:bookmark-end text:name="__RefHeading___Toc1570_1826411415"/></text:h>
      <text:h text:style-name="Heading_20_3" text:outline-level="3"><text:bookmark-start text:name="__RefHeading___Toc1572_1826411415"/><text:s/>void callBackFunc(uint8_t pin, struct gpioevent_data* event, void* pData)<text:bookmark-end text:name="__RefHeading___Toc1572_1826411415"/></text:h>
      <text:p text:style-name="P12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43">Argumente</text:p>
          </table:table-cell>
          <table:table-cell table:style-name="Tabelle2.B1" office:value-type="string">
            <text:p text:style-name="P32">uint8_t pin</text:p>
          </table:table-cell>
          <table:table-cell table:style-name="Tabelle2.C1" office:value-type="string">
            <text:p text:style-name="P54">BCM Nummer des gewünschten Pins</text:p>
          </table:table-cell>
        </table:table-row>
        <table:table-row>
          <table:table-cell table:style-name="Tabelle2.B1" office:value-type="string">
            <text:p text:style-name="P43"/>
          </table:table-cell>
          <table:table-cell table:style-name="Tabelle2.B1" office:value-type="string">
            <text:p text:style-name="P66">struct gpioevent_data* event</text:p>
          </table:table-cell>
          <table:table-cell table:style-name="Tabelle2.C1" office:value-type="string">
            <text:p text:style-name="P65"><text:span text:style-name="T35">Zeiger auf </text:span>Event-Informationen</text:p>
          </table:table-cell>
        </table:table-row>
        <table:table-row>
          <table:table-cell table:style-name="Tabelle2.B1" office:value-type="string">
            <text:p text:style-name="P43"/>
          </table:table-cell>
          <table:table-cell table:style-name="Tabelle2.B1" office:value-type="string">
            <text:p text:style-name="P67">void* pData</text:p>
          </table:table-cell>
          <table:table-cell table:style-name="Tabelle2.C1" office:value-type="string">
            <text:p text:style-name="P64">Zeiger auf Benutzerdaten aus dem Programm (optional) <text:span text:style-name="T34">oder NULL</text:span></text:p>
          </table:table-cell>
        </table:table-row>
        <table:table-row>
          <table:table-cell table:style-name="Tabelle2.B1" office:value-type="string">
            <text:p text:style-name="P43"><text:s/>Beschreibung</text:p>
          </table:table-cell>
          <table:table-cell table:style-name="Tabelle2.B4" table:number-columns-spanned="2" office:value-type="string">
            <text:p text:style-name="P88">Diese Funktion wird per pinHandler() registriert und bei jedem Eintreten des definierten Events ausgeführt.<text:line-break/>Die Parameter pin und event werden dabei mit Daten aus de<text:span text:style-name="T36">r</text:span> GPIO UAPI gefüllt.<text:line-break/>pData enthält den Zeiger auf die Benutzerdaten, der beim registrieren mit pinHandler() angegeben wurde, so dass Ämderungen an Daten des übergeordneten Programms möglich sind. </text:p>
          </table:table-cell>
          <table:covered-table-cell/>
        </table:table-row>
        <table:table-row>
          <table:table-cell table:style-name="Tabelle2.B1" office:value-type="string">
            <text:p text:style-name="P43">Rückgabewert</text:p>
          </table:table-cell>
          <table:table-cell table:style-name="Tabelle2.C1" table:number-columns-spanned="2" office:value-type="string">
            <text:p text:style-name="P63">Es wird kein Wert zurückgegeben.</text:p>
          </table:table-cell>
          <table:covered-table-cell/>
        </table:table-row>
      </table:table>
      <text:p text:style-name="P12"/>
      <text:p text:style-name="P2"/>
      <text:p text:style-name="P2"/>
      <text:h text:style-name="P78" text:outline-level="1">Installation</text:h>
      <text:p text:style-name="P75">Zur Installation wird auf dem Zielsystem der C-Compiler gcc benötigt. Der ist i.d.R. bereits installiert.<text:line-break/>Um die statische und/oder dynamische Bibliothek libdsGPIO.a bzw. libdsGPIO.so zu erzeugen müssen zunächst die aktuellen Sourcen aus meinem Repository geholt werden.</text:p>
      <text:p text:style-name="P16">Dazu das Repository mit git clonen</text:p>
      <text:p text:style-name="P18"><text:span text:style-name="T31">git clone </text:span><text:a xlink:type="simple" xlink:href="https://github.com/dreamshader/dsGPIO" text:style-name="Internet_20_link" text:visited-style-name="Visited_20_Internet_20_Link"><text:span text:style-name="T31">https://github.com/dreamshader/dsGPIO</text:span></text:a></text:p>
      <text:p text:style-name="P16">anschliessend in das build-Verzeichnis wechseln und <text:span text:style-name="T32">sudo </text:span>make <text:span text:style-name="T32">install </text:span>aufrufen:</text:p>
      <text:p text:style-name="P19">cd build<text:line-break/><text:span text:style-name="T32">sudo </text:span>make <text:span text:style-name="T32">install</text:span></text:p>
      <text:p text:style-name="P21"><text:soft-page-break/><text:span text:style-name="T32">Um die Bibliothek wieder vom System zu löschen im build-Verzeichnis sudo make uninstall aufrufen</text:span>:</text:p>
      <text:p text:style-name="P20">sudo make uninstall</text:p>
      <text:p text:style-name="P77"/>
      <text:h text:style-name="Heading_20_1" text:outline-level="1"><text:bookmark-start text:name="__RefHeading___Toc1574_1826411415"/>Konstanten und Definitionen<text:bookmark-end text:name="__RefHeading___Toc1574_1826411415"/></text:h>
      <text:p text:style-name="P6"/>
      <text:p text:style-name="P22">#define DSGPIO_ERROR_NO_ERROR <text:s text:c="14"/>0</text:p>
      <text:p text:style-name="P22">#define DSGPIO_ERROR_NO_SUCH_BCM_PIN <text:s text:c="6"/>-1</text:p>
      <text:p text:style-name="P22">#define DSGPIO_ERROR_REQUEST_LINE_HANDLE <text:s text:c="2"/>-2</text:p>
      <text:p text:style-name="P22">#define DSGPIO_ERROR_HANDLE_IN_USE <text:s text:c="8"/>-3</text:p>
      <text:p text:style-name="P22">#define DSGPIO_ERROR_GPIO_MODE <text:s text:c="12"/>-4</text:p>
      <text:p text:style-name="P22">#define DSGPIO_ERROR_PIN_NOT_LOCKED <text:s text:c="7"/>-5</text:p>
      <text:p text:style-name="P22">#define DSGPIO_ERROR_PIN_RELEASE <text:s text:c="10"/>-6</text:p>
      <text:p text:style-name="P22">#define DSGPIO_ERROR_OPEN_DEVICE <text:s text:c="10"/>-7</text:p>
      <text:p text:style-name="P22">#define DSGPIO_ERROR_OUT_OF_MEMORY <text:s text:c="8"/>-8</text:p>
      <text:p text:style-name="P22">#define DSGPIO_ERROR_GPIO_STATE <text:s text:c="11"/>-9</text:p>
      <text:p text:style-name="P22">#define DSGPIO_ERROR_GPIO_ACTION <text:s text:c="9"/>-10</text:p>
      <text:p text:style-name="P22">#define DSGPIO_ERROR_SET_LINE_VALUES <text:s text:c="5"/>-11</text:p>
      <text:p text:style-name="P22">#define DSGPIO_ERROR_GET_LINE_VALUES <text:s text:c="5"/>-12</text:p>
      <text:p text:style-name="P22"/>
      <text:p text:style-name="P22">#define DSGPIO_GPIODEV <text:s text:c="20"/>"gpiochip0"</text:p>
      <text:p text:style-name="P22">#define DSGPIO_CONSUMER_LABEL <text:s text:c="13"/>"dsGPIO"</text:p>
      <text:p text:style-name="P22"/>
      <text:p text:style-name="P22">#define DSGPIO_PIN_MODE_OUTPUT <text:s text:c="13"/>1</text:p>
      <text:p text:style-name="P22">#define DSGPIO_PIN_MODE_INPUT <text:s text:c="14"/>2</text:p>
      <text:p text:style-name="P22"/>
      <text:p text:style-name="P22">#define DSGPIO_PIN_STATE_HIGH <text:s text:c="14"/>1</text:p>
      <text:p text:style-name="P22">#define DSGPIO_PIN_STATE_LOW <text:s text:c="15"/>0</text:p>
      <text:p text:style-name="P22">#define DSGPIO_PIN_STATE_NO_STATE <text:s text:c="9"/>-1</text:p>
      <text:p text:style-name="P22"/>
      <text:p text:style-name="P22">#define DSGPIO_ACTION_SET_MODE <text:s text:c="12"/>0b00000001</text:p>
      <text:p text:style-name="P22">#define DSGPIO_ACTION_GET_MODE <text:s text:c="12"/>0b00000010</text:p>
      <text:p text:style-name="P22">#define DSGPIO_ACTION_SET_STATE <text:s text:c="11"/>0b00000100</text:p>
      <text:p text:style-name="P22">#define DSGPIO_ACTION_GET_STATE <text:s text:c="11"/>0b00001000</text:p>
      <text:p text:style-name="P22">#define DSGPIO_ACTION_SET_HANDLER <text:s text:c="9"/>0b00010000</text:p>
      <text:p text:style-name="P22">#define DSGPIO_ACTION_CLEAR_HANDLER <text:s text:c="7"/>0b00100000</text:p>
      <text:p text:style-name="P22"/>
      <text:p text:style-name="P22"/>
      <text:p text:style-name="P22">typedef void (*pinCallback_t) (uint8_t pin, struct gpioevent_data* event, void* pData);</text:p>
      <text:p text:style-name="P22"/>
      <text:p text:style-name="P22"/>
      <text:p text:style-name="P6"/>
      <text:p text:style-name="P2"/>
      <text:h text:style-name="P79" text:outline-level="1"/>
      <text:h text:style-name="P81" text:outline-level="1"><text:bookmark-start text:name="__RefHeading___Toc1576_1826411415"/>Das Beispiel-Programm<text:bookmark-end text:name="__RefHeading___Toc1576_1826411415"/></text:h>
      <text:p text:style-name="Text_20_body"/>
      <text:p text:style-name="P90">#define MYPIN 18</text:p>
      <text:p text:style-name="P25"/>
      <text:p text:style-name="P25">int main( int argc, char* argv[] )</text:p>
      <text:p text:style-name="P23">{</text:p>
      <text:p text:style-name="P23"><text:s text:c="4"/>int exitCode = 0;</text:p>
      <text:p text:style-name="P23"><text:s text:c="4"/>uint8_t pin = MYPIN;</text:p>
      <text:p text:style-name="P23"/>
      <text:p text:style-name="P23"><text:s text:c="4"/>if( (exitCode = pinLock( pin, DSGPIO_PIN_MODE_OUTPUT )) &gt;= 0 )</text:p>
      <text:p text:style-name="P23"><text:s text:c="4"/>{</text:p>
      <text:p text:style-name="P23"/>
      <text:p text:style-name="P23"><text:s text:c="8"/>if( exitCode = pinState( pin, DSGPIO_ACTION_SET_STATE, </text:p>
      <text:p text:style-name="P23"><text:s text:c="46"/>DSGPIO_PIN_STATE_HIGH ) &gt;= 0 )</text:p>
      <text:p text:style-name="P23"><text:s text:c="8"/>{</text:p>
      <text:p text:style-name="P23"/>
      <text:p text:style-name="P23"><text:s text:c="12"/>exitCode = pinState( pin, DSGPIO_ACTION_GET_STATE, 0 );</text:p>
      <text:p text:style-name="P23"><text:s text:c="12"/>printf("<text:span text:style-name="T30">set</text:span> state: %d\n", exitCode );</text:p>
      <text:p text:style-name="P23"><text:s text:c="8"/>}</text:p>
      <text:p text:style-name="P23"><text:s text:c="8"/>else</text:p>
      <text:p text:style-name="P23"><text:s text:c="8"/>{</text:p>
      <text:p text:style-name="P23"><text:s text:c="12"/>fprintf(stderr, "set state failed!\n");</text:p>
      <text:p text:style-name="P23"><text:s text:c="8"/>}</text:p>
      <text:p text:style-name="P23"/>
      <text:p text:style-name="P23"><text:s text:c="8"/>pinRelease( pin );</text:p>
      <text:p text:style-name="P23"/>
      <text:p text:style-name="P23"><text:s text:c="8"/>exitCode = <text:s/>pinHandler( pin, DSGPIO_ACTION_SET_HANDLER, </text:p>
      <text:p text:style-name="P23"><text:s text:c="47"/>GPIOEVENT_REQUEST_RISING_EDGE | </text:p>
      <text:p text:style-name="P24"><text:s text:c="47"/>GPIOEVENT_REQUEST_FALLING_EDGE, </text:p>
      <text:p text:style-name="P24"><text:s text:c="47"/>&amp;callBackFunc, NULL );</text:p>
      <text:p text:style-name="P23"><text:s text:c="8"/>sleep(8);</text:p>
      <text:p text:style-name="P23"/>
      <text:p text:style-name="P24"><text:s text:c="8"/>exitCode = pinHandler(pin, DSGPIO_ACTION_CLEAR_HANDLER, 0,</text:p>
      <text:p text:style-name="P24"><text:s text:c="45"/>NULL, NULL);</text:p>
      <text:p text:style-name="P23"/>
      <text:p text:style-name="P23"><text:s text:c="8"/>printf("handler cleared[%d] ...\n", exitCode);</text:p>
      <text:p text:style-name="P23"><text:s text:c="8"/>sleep(3);</text:p>
      <text:p text:style-name="P23"/>
      <text:p text:style-name="P23"><text:s text:c="8"/>pinRelease( pin );</text:p>
      <text:p text:style-name="P23"/>
      <text:p text:style-name="P23"><text:s text:c="4"/>}</text:p>
      <text:p text:style-name="P23"><text:s text:c="4"/>else</text:p>
      <text:p text:style-name="P23"><text:s text:c="4"/>{</text:p>
      <text:p text:style-name="P23"><text:s text:c="8"/>fprintf(stderr, "lock failed!\n");</text:p>
      <text:p text:style-name="P23"><text:s text:c="4"/>}</text:p>
      <text:p text:style-name="P23"/>
      <text:p text:style-name="P23"><text:s text:c="4"/>printf("ends with exitcode %d\n", exitCode);</text:p>
      <text:p text:style-name="P23"><text:s text:c="4"/>return( exitCode );</text:p>
      <text:p text:style-name="P23">}</text:p>
      <text:h text:style-name="P80" text:outline-level="1"><text:bookmark-start text:name="__RefHeading___Toc1578_1826411415"/><text:soft-page-break/>Externe Referenzen<text:bookmark-end text:name="__RefHeading___Toc1578_1826411415"/></text:h>
      <text:p text:style-name="P17"><text:span text:style-name="T18"><text:line-break/>Eine</text:span><text:span text:style-name="T17"> </text:span><text:span text:style-name="T20">gute</text:span><text:span text:style-name="T17"> Informationsquelle </text:span><text:span text:style-name="T18">zur GPIO UAPI ist</text:span><text:span text:style-name="T17"> die zugehörige Include-Datei: </text:span><text:a xlink:type="simple" xlink:href="https://github.com/torvalds/linux/blob/master/include/uapi/linux/gpio.h" text:style-name="Internet_20_link" text:visited-style-name="Visited_20_Internet_20_Link"><text:span text:style-name="T17">https://github.com/torvalds/linux/blob/master/include/uapi/linux/gpio.h</text:span></text:a><text:span text:style-name="T17">.<text:line-break/></text:span></text:p>
      <text:p text:style-name="P13"><text:span text:style-name="T18">Alle</text:span><text:span text:style-name="T17"> zugehörigen Source-Dateien inkl. Makefile stehen in meinem offenen Online-Repository zum </text:span><text:span text:style-name="T19">kostenlosen</text:span><text:span text:style-name="T17"> Download bereit: </text:span><text:a xlink:type="simple" xlink:href="https://github.com/dreamshader/dsGPIO" text:style-name="Internet_20_link" text:visited-style-name="Visited_20_Internet_20_Link"><text:span text:style-name="T17">https://github.com/dreamshader/dsGPIO</text:span></text:a><text:span text:style-name="T17">.</text:span></text:p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de" fo:country="D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Schanz</meta:initial-creator>
    <meta:creation-date>2018-07-24T20:28:21.243411937</meta:creation-date>
    <dc:date>2019-03-02T12:55:37.148728646</dc:date>
    <dc:creator>Dirk Schanz</dc:creator>
    <meta:editing-duration>P1DT17H59M9S</meta:editing-duration>
    <meta:editing-cycles>110</meta:editing-cycles>
    <meta:generator>LibreOffice/6.0.7.3$Linux_X86_64 LibreOffice_project/00m0$Build-3</meta:generator>
    <meta:keyword>GPIO</meta:keyword>
    <meta:keyword>Raspberry Pi</meta:keyword>
    <dc:subject>GPIO Zugriff</dc:subject>
    <dc:title>dsGPIO</dc:title>
    <meta:document-statistic meta:table-count="10" meta:image-count="0" meta:object-count="0" meta:page-count="12" meta:paragraph-count="244" meta:word-count="1419" meta:character-count="12208" meta:non-whitespace-character-count="10330"/>
  </office:meta>
</office:document-meta>
</file>